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Image( String uri , String title , int width , int height , Siz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.equals( Object 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.setSize( Siz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